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fr" fo:country="FR" officeooo:rsid="001d3c09" officeooo:paragraph-rsid="001d3c09"/>
    </style:style>
    <style:style style:name="P2" style:family="paragraph" style:parent-style-name="Text_20_body">
      <style:text-properties fo:language="fr" fo:country="FR" officeooo:rsid="00210a4c" officeooo:paragraph-rsid="00210a4c"/>
    </style:style>
    <style:style style:name="P3" style:family="paragraph" style:parent-style-name="Text_20_body">
      <style:text-properties fo:language="fr" fo:country="FR" officeooo:rsid="00234967" officeooo:paragraph-rsid="00234967"/>
    </style:style>
    <style:style style:name="P4" style:family="paragraph" style:parent-style-name="Text_20_body">
      <style:text-properties fo:language="fr" fo:country="FR" officeooo:rsid="0027d727" officeooo:paragraph-rsid="0027d727"/>
    </style:style>
    <style:style style:name="P5" style:family="paragraph" style:parent-style-name="Text_20_body">
      <style:text-properties officeooo:rsid="002c75df" officeooo:paragraph-rsid="002c75df"/>
    </style:style>
    <style:style style:name="P6" style:family="paragraph" style:parent-style-name="Text_20_body">
      <style:text-properties officeooo:rsid="0032b1b0" officeooo:paragraph-rsid="0032b1b0"/>
    </style:style>
    <style:style style:name="P7" style:family="paragraph" style:parent-style-name="Text_20_body">
      <style:text-properties officeooo:rsid="00388c3a" officeooo:paragraph-rsid="00388c3a"/>
    </style:style>
    <style:style style:name="P8" style:family="paragraph" style:parent-style-name="Text_20_body">
      <style:text-properties officeooo:rsid="003b0477" officeooo:paragraph-rsid="003b0477"/>
    </style:style>
    <style:style style:name="P9" style:family="paragraph" style:parent-style-name="Heading">
      <style:text-properties officeooo:rsid="00329d8a" officeooo:paragraph-rsid="00329d8a"/>
    </style:style>
    <style:style style:name="P10" style:family="paragraph" style:parent-style-name="Heading">
      <style:text-properties officeooo:rsid="00388c3a" officeooo:paragraph-rsid="00388c3a"/>
    </style:style>
    <style:style style:name="P11" style:family="paragraph" style:parent-style-name="Heading_20_1">
      <style:text-properties fo:language="fr" fo:country="FR" officeooo:rsid="001c6077" officeooo:paragraph-rsid="001c6077"/>
    </style:style>
    <style:style style:name="P12" style:family="paragraph" style:parent-style-name="Heading_20_1">
      <style:text-properties officeooo:rsid="0027d727" officeooo:paragraph-rsid="0027d727"/>
    </style:style>
    <style:style style:name="P13" style:family="paragraph" style:parent-style-name="Title">
      <style:text-properties fo:language="fr" fo:country="FR" officeooo:rsid="001a3c78" officeooo:paragraph-rsid="001a3c78"/>
    </style:style>
    <style:style style:name="P14" style:family="paragraph" style:parent-style-name="Subtitle">
      <style:text-properties fo:language="fr" fo:country="FR" officeooo:rsid="001a3c78" officeooo:paragraph-rsid="001a3c78"/>
    </style:style>
    <style:style style:name="P15" style:family="paragraph" style:parent-style-name="Header">
      <style:text-properties officeooo:rsid="003d2e53" officeooo:paragraph-rsid="003d2e53"/>
    </style:style>
    <style:style style:name="P16" style:family="paragraph" style:parent-style-name="Heading_20_3">
      <style:text-properties officeooo:rsid="00329d8a" officeooo:paragraph-rsid="00329d8a"/>
    </style:style>
    <style:style style:name="T1" style:family="text">
      <style:text-properties officeooo:rsid="00214d39"/>
    </style:style>
    <style:style style:name="T2" style:family="text">
      <style:text-properties officeooo:rsid="0022228a"/>
    </style:style>
    <style:style style:name="T3" style:family="text">
      <style:text-properties officeooo:rsid="0023b31f"/>
    </style:style>
    <style:style style:name="T4" style:family="text">
      <style:text-properties officeooo:rsid="002df465"/>
    </style:style>
    <style:style style:name="T5" style:family="text">
      <style:text-properties officeooo:rsid="0033ad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apport d’ordonnancement</text:p>
      <text:p text:style-name="P14">Creusel Victor</text:p>
      <text:p text:style-name="P14">D’Alessandro Eva</text:p>
      <text:h text:style-name="P11" text:outline-level="1">Généralités</text:h>
      <text:p text:style-name="P1">Nous avons récupéré la structure d’un TP d’une autre matière pour pouvoir plus facilement effectuer les 2 algorithmes de séparation et évaluation</text:p>
      <text:p text:style-name="P2">Lorsque nous lançons le programme, il affiche les entrées d<text:span text:style-name="T1">es</text:span> problème<text:span text:style-name="T1">s</text:span>, <text:span text:style-name="T2">l’heuristique faisant office de borne supérieure</text:span>, et l<text:span text:style-name="T1">es</text:span> solution<text:span text:style-name="T1">s</text:span> trouvée<text:span text:style-name="T1">s</text:span> par <text:span text:style-name="T1">les algorithmes.</text:span></text:p>
      <text:p text:style-name="P3">La séparation et évaluation ont été implémentées <text:span text:style-name="T3">dans la classe Algo, qui utilise des interfaces. On peut ainsi implémenter les interfaces pour chaque problème différent.</text:span></text:p>
      <text:p text:style-name="P4">A propos de l’élagage, nous considérons que un voisin non réalisable n’est pas un voisin, donc nous ne les calculons pas.</text:p>
      <text:h text:style-name="P12" text:outline-level="1">Exercice 2</text:h>
      <text:h text:style-name="P16" text:outline-level="3">1 :</text:h>
      <text:p text:style-name="P5">Nous avons choisi pour heuristique l’ordonnancement par date d’échue. Nous plaçons <text:span text:style-name="T4">ensuite chaque tâche sur la machine la moins occupée. En considérant que l’ordonnancement par date d’échue est optimal dans le cas d’une unique machine, il est logique de le considérer bon dans le cas de plusieurs machines. </text:span></text:p>
      <text:h text:style-name="Heading_20_3" text:outline-level="3">2 :</text:h>
      <text:p text:style-name="P9">A :</text:p>
      <text:p text:style-name="P6">Les voisins d’une solution partielle correspondent à <text:span text:style-name="T5">l’ajout d’un processus dans l’une des machines. Nous avons choisi un parcours en largeur. Nous aurions préféré un parcours A*, mais nous n’avions pas de bonne heuristique admissible.</text:span></text:p>
      <text:p text:style-name="P10">B :</text:p>
      <text:p text:style-name="P7">La borne inférieure logique est le retard actuel le plus grand.</text:p>
      <text:p text:style-name="P10">C :</text:p>
      <text:p text:style-name="P8">La propriété 2 a été utilisée pour calculer l’heuris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d2e53" officeooo:paragraph-rsid="003d2e5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reusel Victor – D’Alessandro Ev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57:33.668000000</meta:creation-date>
    <meta:generator>LibreOffice/6.0.1.1$Windows_X86_64 LibreOffice_project/60bfb1526849283ce2491346ed2aa51c465abfe6</meta:generator>
    <dc:date>2018-04-19T16:42:00.272000000</dc:date>
    <meta:editing-duration>PT44M14S</meta:editing-duration>
    <meta:editing-cycles>27</meta:editing-cycles>
    <meta:document-statistic meta:table-count="0" meta:image-count="0" meta:object-count="0" meta:page-count="1" meta:paragraph-count="19" meta:word-count="218" meta:character-count="1391" meta:non-whitespace-character-count="1190"/>
  </office:meta>
</office:document-meta>
</file>